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7"/>
    <style:style style:name="P7" style:family="paragraph" style:parent-style-name="Standard" style:list-style-name="L8"/>
    <style:style style:name="P8" style:family="paragraph" style:parent-style-name="Standard" style:list-style-name="L9"/>
    <style:style style:name="P9" style:family="paragraph" style:parent-style-name="Standard" style:list-style-name="L14"/>
    <style:style style:name="P10" style:family="paragraph" style:parent-style-name="Standard" style:list-style-name="L15"/>
    <style:style style:name="P11" style:family="paragraph" style:parent-style-name="Standard" style:list-style-name="L6">
      <style:paragraph-properties fo:margin-left="2.501cm" fo:margin-right="0cm" fo:text-indent="-0.635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ign</text:p>
      <text:p text:style-name="Standard"/>
      <text:p text:style-name="Standard"/>
      <text:p text:style-name="Standard">Client side to implement:</text:p>
      <text:list xml:id="list1295191408" text:style-name="L1">
        <text:list-item>
          <text:p text:style-name="P1">Sort. This maybe either a dedicated sort field or the use of an existing field (eg position number). Sort functions to include top (move item to first position), up (next position left), bottom (last position), down (next position right) and fixed (move to absolute position).<text:line-break/></text:p>
        </text:list-item>
        <text:list-item>
          <text:p text:style-name="P1">CRUD. Standard access methods to all fields. Dedicated control field to show deleted, active and changed status. New records will be indicated with a negative id value. Special charcters to be used for the control and id fields (eg $,%,^).<text:line-break/></text:p>
        </text:list-item>
        <text:list-item>
          <text:p text:style-name="P1">Server configuration with override possible in the client. Max/min length, max/min values, regex patterns, not null, unique (single field or combination of fields), type, label, field text (user explaniation of field). </text:p>
          <text:p text:style-name="P1"/>
        </text:list-item>
        <text:list-item>
          <text:p text:style-name="P1">Validation. Client side to be within a record, list of records and reference to other records.<text:line-break/></text:p>
        </text:list-item>
        <text:list-item>
          <text:p text:style-name="P1">Pack / Unpack. A compression method of storing strings with an id within the DTO object will be used to minimise data volumn whilst sending over the internet. </text:p>
          <text:p text:style-name="P1"/>
        </text:list-item>
        <text:list-item>
          <text:p text:style-name="P1">Cache. Listners to allow interested object to know if the cache has changed (eg user language has changed). Timer control to request server if records are still current.</text:p>
          <text:p text:style-name="P1"/>
        </text:list-item>
        <text:list-item>
          <text:p text:style-name="P1">Message system. Private, group and public messages. </text:p>
          <text:p text:style-name="P1"/>
        </text:list-item>
        <text:list-item>
          <text:p text:style-name="P1">Exception / error handling. Responses from server, caught exceptions within javascripts, business rule exception.</text:p>
          <text:p text:style-name="P1"/>
        </text:list-item>
        <text:list-item>
          <text:p text:style-name="P1">Tasks / project management. Separate system to display and manage. Individuals and groups, can be part of workflow that hands ownership to other users (eg authorisation of sales order by CEO). </text:p>
          <text:p text:style-name="P1"/>
        </text:list-item>
        <text:list-item>
          <text:p text:style-name="P1">Workflow. Configurable steps to achieve a process. Eg when in workflow process then menu is disabled. User has option to continue to complemention, save and leave (to return later), or disgard.</text:p>
          <text:p text:style-name="P1"/>
        </text:list-item>
        <text:list-item>
          <text:p text:style-name="P1">Drag and drop. Imports of pictures, related documents, messages.</text:p>
          <text:p text:style-name="P1"/>
        </text:list-item>
        <text:list-item>
          <text:p text:style-name="P1">Attachments. To entities and transactions.</text:p>
        </text:list-item>
      </text:list>
      <text:p text:style-name="Standard"/>
      <text:p text:style-name="Standard">Server side to implement:</text:p>
      <text:list xml:id="list1910722220" text:style-name="L2">
        <text:list-item>
          <text:p text:style-name="P2">Configuration. Max/min length, max/min values, regex patterns, not null, unique (single field or combination of fields), type, label, field text (user explanation of field). </text:p>
          <text:p text:style-name="P2"/>
        </text:list-item>
        <text:list-item>
          <text:p text:style-name="P2">Validation. <text:s/>Within a record, list of records and reference to other records. Business rules (driven from configurable engine).</text:p>
          <text:p text:style-name="P2"/>
        </text:list-item>
        <text:list-item>
          <text:p text:style-name="P2">Exception / error handling. Rollback with structured responses to client.</text:p>
          <text:p text:style-name="P2"/>
        </text:list-item>
        <text:list-item>
          <text:p text:style-name="P2">Integration with external systems. </text:p>
        </text:list-item>
      </text:list>
      <text:list xml:id="list560868258" text:style-name="L3">
        <text:list-item>
          <text:p text:style-name="P3">Email. Structured email forms (eg email to supplier to confirm order, delivery dates, <text:soft-page-break/>etc).</text:p>
        </text:list-item>
        <text:list-item>
          <text:p text:style-name="P3">Web services. Real time integration to accounting system.</text:p>
        </text:list-item>
        <text:list-item>
          <text:p text:style-name="P3">File transfer (csv, xml).</text:p>
        </text:list-item>
        <text:list-item>
          <text:p text:style-name="P3">SMS. Eg authorisation from boss for customer exceeding credit limit.</text:p>
        </text:list-item>
      </text:list>
      <text:list xml:id="list1295334113" text:continue-list="list1910722220" text:style-name="L2">
        <text:list-item>
          <text:p text:style-name="P2">Document generation. PDF and xml output of all entities.</text:p>
          <text:p text:style-name="P2"/>
        </text:list-item>
        <text:list-item>
          <text:p text:style-name="P2">Import of all entities. </text:p>
        </text:list-item>
      </text:list>
      <text:list xml:id="list1730059479" text:style-name="L4">
        <text:list-item>
          <text:p text:style-name="P4">Spreadsheet.</text:p>
        </text:list-item>
        <text:list-item>
          <text:p text:style-name="P4">Drag n'drop</text:p>
          <text:p text:style-name="P4"/>
        </text:list-item>
      </text:list>
      <text:list xml:id="list971493555" text:continue-list="list1295334113" text:style-name="L2">
        <text:list-item>
          <text:p text:style-name="P2">Export of all entities to:</text:p>
        </text:list-item>
      </text:list>
      <text:list xml:id="list976271689" text:style-name="L6">
        <text:list-item>
          <text:p text:style-name="P11">Spreadsheet</text:p>
        </text:list-item>
        <text:list-item>
          <text:p text:style-name="P11">pdf</text:p>
        </text:list-item>
        <text:list-item>
          <text:p text:style-name="P11">email (as attachment)<text:line-break/></text:p>
        </text:list-item>
      </text:list>
      <text:list xml:id="list2054280394" text:continue-list="list971493555" text:style-name="L2">
        <text:list-item>
          <text:p text:style-name="P2">Attachments to entities. Eg message attached to sales order.</text:p>
        </text:list-item>
      </text:list>
      <text:p text:style-name="Standard"/>
      <text:p text:style-name="Standard"/>
      <text:p text:style-name="Standard">Entities:</text:p>
      <text:p text:style-name="Standard"/>
      <text:p text:style-name="Standard">To be implemented in client and / server side (depending on need).</text:p>
      <text:p text:style-name="Standard"/>
      <text:list xml:id="list2073279218" text:style-name="L7">
        <text:list-item>
          <text:p text:style-name="P6">Base entity with fields:</text:p>
        </text:list-item>
      </text:list>
      <text:list xml:id="list629855275" text:style-name="L14">
        <text:list-item>
          <text:p text:style-name="P9">id (primary key)</text:p>
        </text:list-item>
        <text:list-item>
          <text:p text:style-name="P9">company number (comp_nr)</text:p>
        </text:list-item>
        <text:list-item>
          <text:p text:style-name="P9">active (actv)</text:p>
        </text:list-item>
        <text:list-item>
          <text:p text:style-name="P9">action (actn) – either entity has changed or entity to be deleted</text:p>
        </text:list-item>
        <text:list-item>
          <text:p text:style-name="P9">user id (usrd) – last user to update entity</text:p>
        </text:list-item>
        <text:list-item>
          <text:p text:style-name="P9">timestamp (tmstp) – last date / time of update</text:p>
        </text:list-item>
      </text:list>
      <text:list xml:id="list528775142" text:continue-list="list2073279218" text:style-name="L7">
        <text:list-item>
          <text:p text:style-name="P6">Base entity functions:</text:p>
        </text:list-item>
      </text:list>
      <text:list xml:id="list1346653665" text:style-name="L15">
        <text:list-item>
          <text:p text:style-name="P10">export (as defined above)</text:p>
        </text:list-item>
        <text:list-item>
          <text:p text:style-name="P10">import (as defined above)</text:p>
        </text:list-item>
        <text:list-item>
          <text:p text:style-name="P10">validation (using field definitions, or perhaps annotations)</text:p>
        </text:list-item>
        <text:list-item>
          <text:p text:style-name="P10">Json export of definitions and validation rules </text:p>
        </text:list-item>
      </text:list>
      <text:list xml:id="list169266311" text:continue-list="list528775142" text:style-name="L7">
        <text:list-item>
          <text:p text:style-name="P6"/>
        </text:list-item>
      </text:list>
      <text:list xml:id="list374826160" text:style-name="L8">
        <text:list-item>
          <text:p text:style-name="P7"/>
        </text:list-item>
      </text:list>
      <text:p text:style-name="Standard"/>
      <text:list xml:id="list923326352" text:continue-list="list169266311" text:style-name="L7">
        <text:list-item>
          <text:p text:style-name="P6">Interfaces:</text:p>
        </text:list-item>
      </text:list>
      <text:list xml:id="list1572797571" text:style-name="L9">
        <text:list-item>
          <text:p text:style-name="P8">sort – top (first pos), up (next pos up), down (next pos down), bottom (last pos), fixed (given by user, other positions adjusted)</text:p>
        </text:list-item>
      </text:list>
      <text:p text:style-name="Standard"/>
      <text:p text:style-name="Standard"/>
      <text:p text:style-name="Standard"/>
      <text:p text:style-name="Standard">Server Configuration:</text:p>
      <text:list xml:id="list704057129" text:style-name="L5">
        <text:list-item>
          <text:p text:style-name="P5">External parameters file. Read via a singleton class. Must be company number configur (eg parameter name + '.' + nr (no number is defaul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Stewart</meta:initial-creator>
    <meta:creation-date>2013-11-08T07:54:23</meta:creation-date>
    <dc:date>2013-11-13T08:40:37</dc:date>
    <dc:creator>John Stewart</dc:creator>
    <meta:editing-duration>PT01H25M33S</meta:editing-duration>
    <meta:editing-cycles>22</meta:editing-cycles>
    <meta:generator>OpenOffice.org/3.2$Unix OpenOffice.org_project/320m18$Build-9502</meta:generator>
    <meta:document-statistic meta:table-count="0" meta:image-count="0" meta:object-count="0" meta:page-count="2" meta:paragraph-count="50" meta:word-count="595" meta:character-count="3605"/>
  </office:meta>
</office:document-meta>
</file>